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4000000E5EDC43D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66cm" svg:height="13.424cm" svg:x="0.234cm" svg:y="0.292cm">
          <draw:image xlink:href="Pictures/1000000000000224000000E5EDC43D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7:42:41.051296840</meta:creation-date>
    <dc:date>2014-10-20T17:43:13.84666392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